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3575" officeooo:paragraph-rsid="000435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lquer coi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5:22:41.582824538</meta:creation-date>
    <dc:date>2019-07-25T15:23:02.581123217</dc:date>
    <meta:editing-duration>PT21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6.2.5.2$Linux_X86_64 LibreOffice_project/20$Build-2</meta:generator>
  </office:meta>
</office:document-meta>
</file>